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Blueprint_20_Plans-title">
      <style:graphic-properties fo:min-height="3.506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ro1" style:family="table-row">
      <style:table-row-properties style:row-height="1.553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2.003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.4cm" fo:margin-bottom="0cm"/>
    </style:style>
    <style:style style:name="P6" style:family="paragraph">
      <style:paragraph-properties fo:margin-top="0.5cm" fo:margin-bottom="0cm" style:writing-mode="lr-tb"/>
    </style:style>
    <style:style style:name="P7" style:family="paragraph">
      <style:paragraph-properties fo:text-align="start" style:writing-mode="lr-tb"/>
      <style:text-properties fo:font-size="22pt" fo:language="en" fo:country="US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0% 100%"/>
    </style:style>
    <style:style style:name="T7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cm" svg:y="3cm" presentation:class="title">
          <draw:text-box>
            <text:p>FUNDAMENTOS DE PROGRAMACIÓN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list text:style-name="L2">
              <text:list-item>
                <text:p><text:span text:style-name="T1">Tipos de </text:span><text:span text:style-name="T1">datos</text:span></text:p>
              </text:list-item>
              <text:list-item>
                <text:p><text:span text:style-name="T1">Breve </text:span><text:span text:style-name="T1">historia de </text:span><text:span text:style-name="T1">la </text:span><text:span text:style-name="T1">computació</text:span><text:span text:style-name="T1">n</text:span></text:p>
              </text:list-item>
              <text:list-item>
                <text:p><text:span text:style-name="T1">Sistema </text:span><text:span text:style-name="T1">base 2</text:span></text:p>
              </text:list-item>
              <text:list-item>
                <text:p><text:span text:style-name="T1">PseInt</text:span></text:p>
              </text:list-item>
              <text:list-item>
                <text:p><text:span text:style-name="T1">Funciones</text:span></text:p>
              </text:list-item>
              <text:list-item>
                <text:p><text:span text:style-name="T1">Declaració</text:span><text:span text:style-name="T1">n de </text:span><text:span text:style-name="T1">variables</text:span></text:p>
              </text:list-item>
              <text:list-item>
                <text:p><text:span text:style-name="T1">Inicializar </text:span><text:span text:style-name="T1">variables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Github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rear perfil:</text:p>
                <text:list>
                  <text:list-item>
                    <text:p>https://github.com/join</text:p>
                  </text:list-item>
                </text:list>
              </text:list-item>
              <text:list-item>
                <text:p>Mi perfil:</text:p>
                <text:list>
                  <text:list-item>
                    <text:p><text:a xlink:href="https://github.com/Hector290601" xlink:type="simple">https://github.com/Hector290601</text:a></text:p>
                  </text:list-item>
                  <text:list-item>
                    <text:p><text:a xlink:href="https://github.com/Hector290601/javaBasics.git" xlink:type="simple">https://github.com/Hector290601/javaBasics.git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TIPOS DE DATOS PRIMITIVO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3">
              <text:list-item>
                <text:p>Java y derivados de C/C++:</text:p>
                <text:list>
                  <text:list-item>
                    <text:p>int (entero) (32b, -2³¹, 2³¹ – 1)</text:p>
                  </text:list-item>
                  <text:list-item>
                    <text:p>char (carácter) (16b, ASCII)</text:p>
                  </text:list-item>
                  <text:list-item>
                    <text:p>byte (byte de información)(8b, -2⁷, 2⁷-1)</text:p>
                  </text:list-item>
                  <text:list-item>
                    <text:p>short (modificador) (16b, -2¹⁵, 2¹⁵-1)</text:p>
                  </text:list-item>
                  <text:list-item>
                    <text:p>long <text:s/>(modificador) (64b, -2⁶³, 2⁶³-1)</text:p>
                  </text:list-item>
                  <text:list-item>
                    <text:p>float (coma flotante precisión simple) (32b, -2³¹, 2³¹-1)</text:p>
                  </text:list-item>
                  <text:list-item>
                    <text:p text:style-name="P5"><text:span text:style-name="T2">double (coma flotante precisión doble) </text:span>(64b, -2⁶³, 2⁶³-1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Historia de la computación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ascalina (~1640)</text:p>
              </text:list-item>
              <text:list-item>
                <text:p>Máquina analítica de Charles Babbege (~1823)</text:p>
              </text:list-item>
              <text:list-item>
                <text:p>Máquina de Hollerith (~1880)</text:p>
              </text:list-item>
              <text:list-item>
                <text:p>MarkI y sucesores II, III y IV (~1944)</text:p>
              </text:list-item>
              <text:list-item>
                <text:p>Eniac <text:s/>(~1947) (nace el sistema binario</text:p>
              </text:list-item>
              <text:list-item>
                <text:p>Máquina de Turing WW2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Sistema base 2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6"><text:span text:style-name="T3">10001</text:span><text:span text:style-name="T4">10</text:span><text:span text:style-name="T3"> = </text:span>10001</text:p>
              </text:list-item>
              <text:list-item>
                <text:p text:style-name="P6"><text:span text:style-name="T3">00,000,001</text:span><text:span text:style-name="T4">2 </text:span><text:span text:style-name="T5">= </text:span><text:span text:style-name="T6">0⁷+0⁶+0⁵+0⁴+0³+0²+0¹+2⁰ = 1</text:span></text:p>
              </text:list-item>
              <text:list-item>
                <text:p text:style-name="P6"><text:span text:style-name="T5">10,000,000</text:span><text:span text:style-name="T4">2</text:span><text:span text:style-name="T5"> = 2⁷+0⁶+0⁵+0⁴+0³+0²+0¹+0⁰ = 128</text:span></text:p>
              </text:list-item>
              <text:list-item>
                <text:p text:style-name="P6"><text:span text:style-name="T5">00,010,000</text:span><text:span text:style-name="T4">2</text:span><text:span text:style-name="T5"> = </text:span><text:span text:style-name="T6">0⁷+0⁶+0⁵+2⁴+0³+0²+0¹+0⁰ = 16</text:span></text:p>
              </text:list-item>
              <text:list-item>
                <text:p text:style-name="P6"><text:span text:style-name="T5">00,100,000</text:span><text:span text:style-name="T4">2</text:span><text:span text:style-name="T5"> = 0⁷+0⁶+2⁵+0⁴+0³+0²+0¹+0⁰ = 32</text:span></text:p>
              </text:list-item>
              <text:list-item>
                <text:p text:style-name="P6"><text:span text:style-name="T5">00,001,000</text:span><text:span text:style-name="T4">2</text:span><text:span text:style-name="T5"> = </text:span><text:span text:style-name="T6">0⁷+0⁶+0⁵+0⁴+2³+0²+0¹+0⁰ = 8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Base 2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3">
              <text:list-item>
                <text:p>16 = 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4.098cm" svg:height="10.87cm" svg:x="7.08cm" svg:y="5.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2</text:p>
              </table:table-cell>
            </table:table-row>
            <table:table-row table:style-name="ro1" table:default-cell-style-name="gray2">
              <table:table-cell>
                <text:p>16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4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Álgebra Booleana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">AND</text:p>
                <text:list>
                  <text:list-item>
                    <text:p text:style-name="P1">“Y” LÓGICO</text:p>
                  </text:list-item>
                </text:list>
              </text:list-item>
              <text:list-item>
                <text:p text:style-name="P1">OR</text:p>
                <text:list>
                  <text:list-item>
                    <text:p text:style-name="P1">“O” LÓGICO</text:p>
                  </text:list-item>
                </text:list>
              </text:list-item>
              <text:list-item>
                <text:p text:style-name="P1">NOT</text:p>
                <text:list>
                  <text:list-item>
                    <text:p text:style-name="P1">“NO” LÓGICO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AND (&amp;&amp;)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"/>
                <text:list>
                  <text:list-item>
                    <text:list>
                      <text:list-header>
                        <text:p text:style-name="P1"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standard" draw:layer="layout" svg:width="14.098cm" svg:height="9.998cm" svg:x="7.032cm" svg:y="6.01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5cm" svg:height="11.14cm" svg:x="3.07cm" svg:y="2.26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OR (||)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"/>
                <text:list>
                  <text:list-item>
                    <text:list>
                      <text:list-header>
                        <text:p text:style-name="P1"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standard" draw:layer="layout" svg:width="14.098cm" svg:height="9.998cm" svg:x="7.032cm" svg:y="6.01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5cm" svg:height="11.14cm" svg:x="3.07cm" svg:y="2.26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NOT (!)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"/>
                <text:list>
                  <text:list-item>
                    <text:list>
                      <text:list-header>
                        <text:p text:style-name="P1"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standard" draw:layer="layout" svg:width="9.399cm" svg:height="6cm" svg:x="10.005cm" svg:y="6.01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gray3">
              <table:table-cell>
                <text:p>A</text:p>
              </table:table-cell>
              <table:table-cell>
                <text:p>C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3" table:default-cell-style-name="gray1"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5cm" svg:height="11.14cm" svg:x="3.07cm" svg:y="2.26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PSEINT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">Descarga:</text:p>
                <text:list>
                  <text:list-item>
                    <text:list>
                      <text:list-item>
                        <text:p text:style-name="P1">http://pseint.sourceforge.net/?page=descargas.php</text:p>
                      </text:list-item>
                      <text:list-item>
                        <text:p text:style-name="P1">LTS</text:p>
                      </text:list-item>
                      <text:list-item>
                        <text:p text:style-name="P1">https://www.rollapp.com/app/psei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Java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">Standard Edition</text:p>
                <text:list>
                  <text:list-item>
                    <text:p text:style-name="P1">Descarga:</text:p>
                    <text:list>
                      <text:list-item>
                        <text:p text:style-name="P1"><text:a xlink:href="https://www.oracle.com/mx/java/technologies/javase-jdk11-downloads.html" xlink:type="simple">https://www.oracle.com/mx/java/technologies/javase-jdk11-downloads.html</text:a></text:p>
                      </text:list-item>
                      <text:list-item>
                        <text:p text:style-name="P1">LTS</text:p>
                      </text:list-item>
                      <text:list-item>
                        <text:p text:style-name="P1"><text:a xlink:href="https://www.w3schools.com/java/tryjava.asp?filename=demo_compiler" xlink:type="simple">https://www.w3schools.com/java/tryjava.asp?filename=demo_compiler</text:a></text:p>
                      </text:list-item>
                      <text:list-item>
                        <text:p text:style-name="P1"><text:a xlink:href="https://www.tutorialspoint.com/compile_java_online.php" xlink:type="simple">https://www.tutorialspoint.com/compile_java_online.php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NETBEANS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">Standard Edition</text:p>
                <text:list>
                  <text:list-item>
                    <text:p text:style-name="P1">Descarga:</text:p>
                    <text:list>
                      <text:list-item>
                        <text:p text:style-name="P1">https://netbeans.apache.org/download/nb110/nb110.html</text:p>
                      </text:list-item>
                      <text:list-item>
                        <text:p text:style-name="P1">L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>
        <office:forms form:automatic-focus="false" form:apply-design-mode="false"/>
        <draw:frame presentation:style-name="pr7" draw:text-style-name="P7" draw:layer="layout" svg:width="19.999cm" svg:height="3.506cm" svg:x="6.6cm" svg:y="8.8cm" presentation:class="title" presentation:user-transformed="true">
          <draw:text-box>
            <text:p><text:span text:style-name="T7">This work is </text:span><text:span text:style-name="T7">licensed </text:span><text:span text:style-name="T7">under a </text:span><text:span text:style-name="T7">Creative </text:span><text:span text:style-name="T7">Commons </text:span><text:span text:style-name="T7">Attribution-</text:span><text:span text:style-name="T7">ShareAlike </text:span><text:span text:style-name="T7">3.0 </text:span><text:span text:style-name="T7">Unported </text:span><text:span text:style-name="T7">License.</text:span><text:span text:style-name="T7"><text:line-break/></text:span><text:span text:style-name="T7">It makes </text:span><text:span text:style-name="T7">use of the </text:span><text:span text:style-name="T7">works of </text:span><text:span text:style-name="T7">Mateus </text:span><text:span text:style-name="T7">Machado </text:span><text:span text:style-name="T7">Luna.</text:span></text:p>
          </draw:text-box>
        </draw:frame>
        <draw:frame draw:style-name="gr2" draw:text-style-name="P8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3T22:30:30.898857019</meta:creation-date>
    <meta:editing-duration>PT4H35M7S</meta:editing-duration>
    <meta:editing-cycles>5</meta:editing-cycles>
    <meta:generator>LibreOffice/6.4.6.2$Linux_X86_64 LibreOffice_project/40$Build-2</meta:generator>
    <dc:title>Blueprint Plans</dc:title>
    <dc:date>2021-02-02T18:40:38.746720030</dc:date>
    <meta:document-statistic meta:object-count="92"/>
  </office:meta>
</office:document-meta>
</file>